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style:text-underline-style="solid" style:text-underline-width="auto" style:text-underline-color="font-color" officeooo:rsid="0017b480" officeooo:paragraph-rsid="0017b480" style:font-size-asian="18pt" style:font-size-complex="18pt"/>
    </style:style>
    <style:style style:name="P2" style:family="paragraph" style:parent-style-name="Standard">
      <style:text-properties style:font-name="Arial" officeooo:rsid="0017b480" officeooo:paragraph-rsid="0017b480"/>
    </style:style>
    <style:style style:name="P3" style:family="paragraph" style:parent-style-name="Standard">
      <style:text-properties style:font-name="Arial" officeooo:rsid="00196c39" officeooo:paragraph-rsid="00196c39"/>
    </style:style>
    <style:style style:name="P4" style:family="paragraph" style:parent-style-name="Standard">
      <style:text-properties style:font-name="Arial" officeooo:rsid="001f79c3" officeooo:paragraph-rsid="001f79c3"/>
    </style:style>
    <style:style style:name="P5" style:family="paragraph" style:parent-style-name="Standard">
      <style:text-properties style:font-name="Arial" officeooo:rsid="0020fb5b" officeooo:paragraph-rsid="0020fb5b"/>
    </style:style>
    <style:style style:name="P6" style:family="paragraph" style:parent-style-name="Standard">
      <style:text-properties style:font-name="Arial" officeooo:rsid="0021bd2d" officeooo:paragraph-rsid="0021bd2d"/>
    </style:style>
    <style:style style:name="P7" style:family="paragraph" style:parent-style-name="Standard" style:list-style-name="L1">
      <style:text-properties style:font-name="Arial" officeooo:rsid="0020fb5b" officeooo:paragraph-rsid="0020fb5b"/>
    </style:style>
    <style:style style:name="P8" style:family="paragraph" style:parent-style-name="Standard" style:list-style-name="L2">
      <style:text-properties style:font-name="Arial" officeooo:rsid="0020fb5b" officeooo:paragraph-rsid="0020fb5b"/>
    </style:style>
    <style:style style:name="P9" style:family="paragraph" style:parent-style-name="Standard" style:list-style-name="L2">
      <style:text-properties style:font-name="Arial" officeooo:rsid="0021bd2d" officeooo:paragraph-rsid="0021bd2d"/>
    </style:style>
    <style:style style:name="P10" style:family="paragraph">
      <style:paragraph-properties fo:text-align="center"/>
    </style:style>
    <style:style style:name="T1" style:family="text">
      <style:text-properties officeooo:rsid="00198e4f"/>
    </style:style>
    <style:style style:name="T2" style:family="text">
      <style:text-properties officeooo:rsid="0020fb5b"/>
    </style:style>
    <style:style style:name="T3" style:family="text">
      <style:text-properties officeooo:rsid="00230a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2.12cm" fo:min-width="17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57cm" fo:min-width="2.41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549cm" fo:min-width="2.78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ésentation du consepse</text:p>
      <text:p text:style-name="P2"/>
      <text:p text:style-name="P3">j’ai fait une boutique en ligne sur le thème du airsoft. j’ai choisie ce thème car j’ai fait l’armée et que j’aime les arme<text:span text:style-name="T1">s.</text:span></text:p>
      <text:p text:style-name="P2"/>
      <text:p text:style-name="P1">mini cahier des charge (expliquer comment arriver a la production du site)</text:p>
      <text:p text:style-name="P2"/>
      <text:p text:style-name="P4">on nous a donner a faire un e-commerce <text:span text:style-name="T2">sur un sujet choisi par chacun , nous avons eu 2 mois pour réaliser ce projet.</text:span></text:p>
      <text:p text:style-name="P5">Les <text:span text:style-name="T3">attente</text:span> en front :</text:p>
      <text:list xml:id="list1069529650" text:style-name="L1">
        <text:list-item>
          <text:p text:style-name="P7">site beau</text:p>
        </text:list-item>
        <text:list-item>
          <text:p text:style-name="P7">site responcive</text:p>
        </text:list-item>
        <text:list-item>
          <text:p text:style-name="P7">commencer par des wireframe</text:p>
        </text:list-item>
      </text:list>
      <text:p text:style-name="P5">les <text:span text:style-name="T3">attente</text:span> en back :</text:p>
      <text:list xml:id="list3578948753" text:style-name="L2">
        <text:list-item>
          <text:p text:style-name="P8">site fonctionnel</text:p>
        </text:list-item>
        <text:list-item>
          <text:p text:style-name="P8">inclure une BDD</text:p>
        </text:list-item>
        <text:list-item>
          <text:p text:style-name="P8">inclure une page utilisateur fonctionnel</text:p>
        </text:list-item>
        <text:list-item>
          <text:p text:style-name="P9">avoir un panier </text:p>
        </text:list-item>
        <text:list-item>
          <text:p text:style-name="P9">faire des requette sécuriser</text:p>
        </text:list-item>
      </text:list>
      <text:p text:style-name="P6"/>
      <text:p text:style-name="P6"/>
      <text:p text:style-name="P2"/>
      <text:p text:style-name="P1">freez chorologique de ce que l’on fait.</text:p>
      <text:p text:style-name="P2"><draw:custom-shape text:anchor-type="paragraph" draw:z-index="1" draw:name="Forme3" draw:style-name="gr2" draw:text-style-name="P10" svg:width="2.604cm" svg:height="1.694cm" svg:x="0.034cm" svg:y="0.152cm"><text:p text:style-name="P10">23/01</text:p><text:p text:style-name="P10">Prise en main </text:p><text:p text:style-name="P10">du Projet</text:p><draw:enhanced-geometry svg:viewBox="0 0 21600 21600" draw:text-areas="800 800 20800 20800" draw:type="round-rectangular-callout" draw:modifiers="350.981719702099 29669.094693028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name="Forme3" draw:style-name="gr3" draw:text-style-name="P10" svg:width="3.006cm" svg:height="1.673cm" svg:x="15.147cm" svg:y="0.194cm"><text:p text:style-name="P10">23/03</text:p><text:p text:style-name="P10">Rendu du projet </text:p><text:p text:style-name="P10">et du dosier</text:p><draw:enhanced-geometry svg:viewBox="0 0 21600 21600" draw:text-areas="800 800 20800 20800" draw:type="round-rectangular-callout" draw:modifiers="9273.43108504399 29497.997892518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"/>
      <text:p text:style-name="P2"/>
      <text:p text:style-name="P2"/>
      <text:p text:style-name="P2"><draw:custom-shape text:anchor-type="paragraph" draw:z-index="0" draw:name="Forme1" draw:style-name="gr1" svg:width="18.352cm" svg:height="3.747cm" svg:x="0.034cm" svg:y="0.025cm"><text:p/><draw:enhanced-geometry svg:viewBox="0 0 21600 21600" draw:text-areas="0 ?f0 ?f5 ?f2" draw:type="right-arrow" draw:modifiers="19331.0139356079 2561.50588235294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Conclusion avec ce que le projet nous a apporté</text:p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4:32:25.282000000</meta:creation-date>
    <dc:date>2018-03-21T15:13:43.900000000</dc:date>
    <meta:editing-duration>PT13H8M48S</meta:editing-duration>
    <meta:editing-cycles>3</meta:editing-cycles>
    <meta:generator>LibreOffice/5.4.4.2$Windows_x86 LibreOffice_project/2524958677847fb3bb44820e40380acbe820f960</meta:generator>
    <meta:document-statistic meta:table-count="0" meta:image-count="0" meta:object-count="0" meta:page-count="1" meta:paragraph-count="17" meta:word-count="122" meta:character-count="644" meta:non-whitespace-character-count="544"/>
  </office:meta>
</office:document-meta>
</file>